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fo:font-weight="bold" officeooo:rsid="0008818e" officeooo:paragraph-rsid="0008818e" style:font-size-asian="16pt" style:font-weight-asian="bold" style:font-size-complex="16pt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size="16pt" fo:font-weight="normal" officeooo:rsid="0008818e" officeooo:paragraph-rsid="0008818e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6pt" style:text-underline-style="solid" style:text-underline-width="auto" style:text-underline-color="font-color" fo:font-weight="normal" officeooo:rsid="0008818e" officeooo:paragraph-rsid="0008818e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6pt" style:text-underline-style="none" fo:font-weight="bold" officeooo:rsid="0008818e" officeooo:paragraph-rsid="0008818e" style:font-size-asian="16pt" style:font-weight-asian="bold" style:font-size-complex="16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08818e" officeooo:paragraph-rsid="0008818e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C 6020, Spring 2026: Homework #1</text:p>
      <text:p text:style-name="P1"/>
      <text:p text:style-name="P2">Name: <text:span text:style-name="T1">Joseph Dickerson <text:s text:c="6"/></text:span><text:span text:style-name="T2"><text:tab/><text:tab/><text:tab/>Student ID #: </text:span><text:span text:style-name="T1">9116-0693 <text:s text:c="9"/></text:span></text:p>
      <text:p text:style-name="P3"/>
      <text:p text:style-name="P4">Problem 1: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12:56:33.555755800</meta:creation-date>
    <dc:date>2026-02-06T12:58:46.553971500</dc:date>
    <meta:editing-duration>PT2M14S</meta:editing-duration>
    <meta:editing-cycles>1</meta:editing-cycles>
    <meta:document-statistic meta:table-count="0" meta:image-count="0" meta:object-count="0" meta:page-count="1" meta:paragraph-count="3" meta:word-count="15" meta:character-count="109" meta:non-whitespace-character-count="78"/>
    <meta:generator>LibreOffice/25.8.3.2$Windows_X86_64 LibreOffice_project/8ca8d55c161d602844f5428fa4b58097424e324e</meta:generator>
  </office:meta>
</office:document-meta>
</file>